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 style:font-name="DejaVu Sans Mono" fo:font-size="9pt"/>
    </style:style>
    <style:style style:name="T1" style:family="text">
      <style:text-properties fo:font-style="italic"/>
    </style:style>
    <style:style style:name="T2" style:family="text">
      <style:text-properties style:font-name="DejaVu Sans Mono" fo:font-size="9pt"/>
    </style:style>
    <style:style style:name="T3" style:family="text">
      <style:text-properties style:font-name="DejaVu Sans Mono" fo:font-size="9pt" fo:font-style="italic"/>
    </style:style>
    <style:style style:name="T4" style:family="text">
      <style:text-properties fo:color="#000080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458383" style:font-name="DejaVu Sans Mono" fo:font-size="9pt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7a7a43" style:font-name="DejaVu Sans Mono" fo:font-size="9pt"/>
    </style:style>
    <style:style style:name="T10" style:family="text">
      <style:text-properties fo:color="#808080"/>
    </style:style>
    <style:style style:name="T11" style:family="text">
      <style:text-properties fo:color="#808080" style:font-name="DejaVu Sans Mono" fo:font-size="9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sonauth </text:span>= (logindata) =&gt; {</text:p>
      <text:p text:style-name="P2"><text:s text:c="8"/><text:span text:style-name="T5">let </text:span><text:span text:style-name="T2">{</text:span><text:span text:style-name="T6">name</text:span><text:span text:style-name="T2">,</text:span><text:span text:style-name="T6">pwd</text:span><text:span text:style-name="T2">} = logindata;</text:span></text:p>
      <text:p text:style-name="P2"><text:s text:c="8"/><text:span text:style-name="T5">for</text:span><text:span text:style-name="T2">(</text:span><text:span text:style-name="T7">i</text:span><text:span text:style-name="T2">=</text:span><text:span text:style-name="T8">0</text:span><text:span text:style-name="T2">;</text:span><text:span text:style-name="T7">i</text:span><text:span text:style-name="T2">&lt;</text:span><text:span text:style-name="T6">Userlist</text:span><text:span text:style-name="T2">.</text:span><text:span text:style-name="T7">length</text:span><text:span text:style-name="T2">;</text:span><text:span text:style-name="T7">i</text:span><text:span text:style-name="T2">++){</text:span></text:p>
      <text:p text:style-name="P2"><text:s text:c="12"/><text:span text:style-name="T5">if</text:span><text:span text:style-name="T2">(</text:span><text:span text:style-name="T6">Userlist</text:span><text:span text:style-name="T2">[</text:span><text:span text:style-name="T7">i</text:span><text:span text:style-name="T2">].</text:span><text:span text:style-name="T7">name </text:span><text:span text:style-name="T2">== </text:span><text:span text:style-name="T6">name </text:span><text:span text:style-name="T2">&amp;&amp; </text:span><text:span text:style-name="T6">Userlist</text:span><text:span text:style-name="T2">[</text:span><text:span text:style-name="T7">i</text:span><text:span text:style-name="T2">].</text:span><text:span text:style-name="T7">pwd</text:span><text:span text:style-name="T2">){</text:span></text:p>
      <text:p text:style-name="P2"><text:s text:c="15"/><text:span text:style-name="T5">return true</text:span><text:span text:style-name="T2">;</text:span></text:p>
      <text:p text:style-name="P2"><text:s text:c="12"/><text:span text:style-name="T2">}</text:span></text:p>
      <text:p text:style-name="P2"><text:s text:c="12"/><text:span text:style-name="T5">else</text:span></text:p>
      <text:p text:style-name="P2"><text:span text:style-name="T4"><text:s text:c="12"/></text:span><text:span text:style-name="T2">{</text:span></text:p>
      <text:p text:style-name="P2"><text:s text:c="16"/><text:span text:style-name="T5">this</text:span><text:span text:style-name="T2">.</text:span><text:span text:style-name="T9">setState</text:span><text:span text:style-name="T2">({</text:span></text:p>
      <text:p text:style-name="P2"><text:s text:c="20"/><text:span text:style-name="T7">iserr</text:span><text:span text:style-name="T2">: </text:span><text:span text:style-name="T5">true</text:span><text:span text:style-name="T2">,</text:span></text:p>
      <text:p text:style-name="P2"><text:s text:c="16"/><text:span text:style-name="T2">})</text:span></text:p>
      <text:p text:style-name="P2"><text:s text:c="12"/><text:span text:style-name="T2">}</text:span></text:p>
      <text:p text:style-name="P2"><text:s text:c="8"/><text:span text:style-name="T2">}</text:span></text:p>
      <text:p text:style-name="P2"><text:s text:c="4"/><text:span text:style-name="T2">}</text:span></text:p>
      <text:p text:style-name="P2"><text:s text:c="4"/><text:span text:style-name="T3">chkauth </text:span><text:span text:style-name="T2">= (userdata) =&gt; {</text:span></text:p>
      <text:p text:style-name="P2"><text:s text:c="8"/><text:span text:style-name="T2">e.</text:span><text:span text:style-name="T7">preventDefault</text:span><text:span text:style-name="T2">();</text:span></text:p>
      <text:p text:style-name="P2"><text:s text:c="8"/><text:span text:style-name="T5">let </text:span><text:span text:style-name="T2">{ name : </text:span><text:span text:style-name="T6">uname </text:span><text:span text:style-name="T2">,</text:span><text:span text:style-name="T6">pwd </text:span><text:span text:style-name="T2">} = userdata;</text:span></text:p>
      <text:p text:style-name="P2"><text:s text:c="8"/><text:span text:style-name="T5">let </text:span><text:span text:style-name="T6">result</text:span><text:span text:style-name="T2">=jsonauth(userdata);</text:span></text:p>
      <text:p text:style-name="P2"><text:s text:c="8"/><text:span text:style-name="T5">let </text:span><text:span text:style-name="T2">{ </text:span><text:span text:style-name="T7">userlist </text:span><text:span text:style-name="T2">} = </text:span><text:span text:style-name="T5">this</text:span><text:span text:style-name="T2">.</text:span><text:span text:style-name="T7">state </text:span><text:span text:style-name="T2">;</text:span></text:p>
      <text:p text:style-name="P2"><text:s text:c="8"/><text:span text:style-name="T5">let </text:span><text:span text:style-name="T6">id</text:span><text:span text:style-name="T2">;</text:span></text:p>
      <text:p text:style-name="P2"><text:s text:c="8"/><text:span text:style-name="T5">if</text:span><text:span text:style-name="T2">(</text:span><text:span text:style-name="T6">result </text:span><text:span text:style-name="T2">== </text:span><text:span text:style-name="T5">true</text:span><text:span text:style-name="T2">){ </text:span><text:span text:style-name="T11">//found in json</text:span></text:p>
      <text:p text:style-name="P2"><text:span text:style-name="T10"><text:s text:c="12"/></text:span><text:span text:style-name="T5">let </text:span><text:span text:style-name="T6">matchidx </text:span><text:span text:style-name="T2">= </text:span><text:span text:style-name="T7">userlist</text:span><text:span text:style-name="T2">.</text:span><text:span text:style-name="T9">findIndex</text:span><text:span text:style-name="T2">((user) =&gt; user.</text:span><text:span text:style-name="T7">name </text:span><text:span text:style-name="T2">== </text:span><text:span text:style-name="T6">uname</text:span><text:span text:style-name="T2">)</text:span></text:p>
      <text:p text:style-name="P2"><text:s text:c="12"/><text:span text:style-name="T7">console</text:span><text:span text:style-name="T2">.</text:span><text:span text:style-name="T9">log</text:span><text:span text:style-name="T2">(</text:span><text:span text:style-name="T6">matchidx</text:span><text:span text:style-name="T2">);</text:span></text:p>
      <text:p text:style-name="P2"><text:s text:c="12"/><text:span text:style-name="T5">if</text:span><text:span text:style-name="T2">(</text:span><text:span text:style-name="T6">matchidx</text:span><text:span text:style-name="T2">!=-</text:span><text:span text:style-name="T8">1</text:span><text:span text:style-name="T2">)</text:span></text:p>
      <text:p text:style-name="P2"><text:s text:c="16"/><text:span text:style-name="T6">id </text:span><text:span text:style-name="T2">= </text:span><text:span text:style-name="T6">matchidx</text:span><text:span text:style-name="T2">.</text:span><text:span text:style-name="T7">id</text:span><text:span text:style-name="T2">;</text:span><text:span text:style-name="T11">//found in local ,not the firsttym logger</text:span></text:p>
      <text:p text:style-name="P2"><text:span text:style-name="T10"><text:s text:c="12"/></text:span><text:span text:style-name="T5">else </text:span><text:span text:style-name="T2">{</text:span></text:p>
      <text:p text:style-name="P2"><text:s text:c="20"/><text:span text:style-name="T5">var </text:span><text:span text:style-name="T6">obj </text:span><text:span text:style-name="T2">= {</text:span></text:p>
      <text:p text:style-name="P2"><text:s text:c="24"/><text:span text:style-name="T7">uid</text:span><text:span text:style-name="T2">:</text:span><text:span text:style-name="T6">id </text:span><text:span text:style-name="T2">,</text:span></text:p>
      <text:p text:style-name="P2"><text:s text:c="24"/><text:span text:style-name="T7">uname</text:span><text:span text:style-name="T2">: </text:span><text:span text:style-name="T6">uname</text:span><text:span text:style-name="T2">,</text:span></text:p>
      <text:p text:style-name="P2"><text:s text:c="24"/><text:span text:style-name="T7">pwd</text:span><text:span text:style-name="T2">: </text:span><text:span text:style-name="T6">pwd</text:span><text:span text:style-name="T2">,</text:span></text:p>
      <text:p text:style-name="P2"><text:s text:c="24"/><text:span text:style-name="T7">arry</text:span><text:span text:style-name="T2">: [],</text:span></text:p>
      <text:p text:style-name="P2"><text:s text:c="20"/><text:span text:style-name="T2">};</text:span></text:p>
      <text:p text:style-name="P2"><text:s text:c="20"/><text:span text:style-name="T7">userlist</text:span><text:span text:style-name="T2">.</text:span><text:span text:style-name="T9">push</text:span><text:span text:style-name="T2">(</text:span><text:span text:style-name="T6">obj</text:span><text:span text:style-name="T2">);</text:span></text:p>
      <text:p text:style-name="P2"><text:s text:c="16"/><text:span text:style-name="T2">}</text:span></text:p>
      <text:p text:style-name="P2"><text:s text:c="12"/><text:span text:style-name="T5">this</text:span><text:span text:style-name="T2">.</text:span><text:span text:style-name="T9">setState</text:span><text:span text:style-name="T2">({</text:span></text:p>
      <text:p text:style-name="P2"><text:s text:c="16"/><text:span text:style-name="T7">isAuthenticated</text:span><text:span text:style-name="T2">: </text:span><text:span text:style-name="T5">true</text:span><text:span text:style-name="T2">,</text:span></text:p>
      <text:p text:style-name="P2"><text:s text:c="16"/><text:span text:style-name="T7">userlist</text:span><text:span text:style-name="T2">: </text:span><text:span text:style-name="T7">userlist</text:span><text:span text:style-name="T2">,</text:span></text:p>
      <text:p text:style-name="P2"><text:s text:c="12"/><text:span text:style-name="T2">})</text:span></text:p>
      <text:p text:style-name="P2"><text:s text:c="8"/><text:span text:style-name="T2">}</text:span></text:p>
      <text:p text:style-name="P2"><text:s text:c="4"/><text:span text:style-name="T2">}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2:37:16.137004254</meta:creation-date>
    <dc:date>2017-03-24T12:37:29.823272622</dc:date>
    <meta:editing-duration>PT13S</meta:editing-duration>
    <meta:editing-cycles>1</meta:editing-cycles>
    <meta:document-statistic meta:table-count="0" meta:image-count="0" meta:object-count="0" meta:page-count="1" meta:paragraph-count="41" meta:word-count="104" meta:character-count="1176" meta:non-whitespace-character-count="602"/>
    <meta:generator>LibreOffice/5.1.6.2$Linux_X86_64 LibreOffice_project/10m0$Build-2</meta:generator>
  </office:meta>
</office:document-meta>
</file>